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 office:value-type="string" calcext:value-type="string">
            <text:p>Catwatch</text:p>
          </table:table-cell>
          <table:table-cell office:value-type="float" office:value="28.82" calcext:value-type="float">
            <text:p>28,82</text:p>
          </table:table-cell>
          <table:table-cell office:value-type="float" office:value="37.36" calcext:value-type="float">
            <text:p>37,36</text:p>
          </table:table-cell>
          <table:table-cell office:value-type="float" office:value="74.48" calcext:value-type="float">
            <text:p>74,48</text:p>
          </table:table-cell>
          <table:table-cell office:value-type="float" office:value="76.63" calcext:value-type="float">
            <text:p>76,63</text:p>
          </table:table-cell>
        </table:table-row>
        <table:table-row table:style-name="ro1">
          <table:table-cell office:value-type="string" calcext:value-type="string">
            <text:p>Market</text:p>
          </table:table-cell>
          <table:table-cell office:value-type="float" office:value="82.41" calcext:value-type="float">
            <text:p>82,41</text:p>
          </table:table-cell>
          <table:table-cell office:value-type="float" office:value="83.1" calcext:value-type="float">
            <text:p>83,1</text:p>
          </table:table-cell>
          <table:table-cell office:value-type="float" office:value="86.43" calcext:value-type="float">
            <text:p>86,43</text:p>
          </table:table-cell>
          <table:table-cell office:value-type="float" office:value="87.67" calcext:value-type="float">
            <text:p>87,67</text:p>
          </table:table-cell>
        </table:table-row>
        <table:table-row table:style-name="ro1">
          <table:table-cell office:value-type="string" calcext:value-type="string">
            <text:p>Scs</text:p>
          </table:table-cell>
          <table:table-cell office:value-type="float" office:value="90.32" calcext:value-type="float">
            <text:p>90,32</text:p>
          </table:table-cell>
          <table:table-cell office:value-type="float" office:value="96.53" calcext:value-type="float">
            <text:p>96,53</text:p>
          </table:table-cell>
          <table:table-cell office:value-type="float" office:value="99.67" calcext:value-type="float">
            <text:p>99,67</text:p>
          </table:table-cell>
          <table:table-cell office:value-type="float" office:value="99.83" calcext:value-type="float">
            <text:p>99,83</text:p>
          </table:table-cell>
        </table:table-row>
        <table:table-row table:style-name="ro1">
          <table:table-cell office:value-type="string" calcext:value-type="string">
            <text:p>Countries</text:p>
          </table:table-cell>
          <table:table-cell office:value-type="float" office:value="82.94" calcext:value-type="float">
            <text:p>82,94</text:p>
          </table:table-cell>
          <table:table-cell office:value-type="float" office:value="84.02" calcext:value-type="float">
            <text:p>84,02</text:p>
          </table:table-cell>
          <table:table-cell office:value-type="float" office:value="85.6" calcext:value-type="float">
            <text:p>85,6</text:p>
          </table:table-cell>
          <table:table-cell office:value-type="float" office:value="86.67" calcext:value-type="float">
            <text:p>86,67</text:p>
          </table:table-cell>
        </table:table-row>
        <table:table-row table:style-name="ro1">
          <table:table-cell office:value-type="string" calcext:value-type="string">
            <text:p>Ncs</text:p>
          </table:table-cell>
          <table:table-cell office:value-type="float" office:value="96.77" calcext:value-type="float">
            <text:p>96,77</text:p>
          </table:table-cell>
          <table:table-cell office:value-type="float" office:value="97.28" calcext:value-type="float">
            <text:p>97,28</text:p>
          </table:table-cell>
          <table:table-cell office:value-type="float" office:value="98.17" calcext:value-type="float">
            <text:p>98,17</text:p>
          </table:table-cell>
          <table:table-cell office:value-type="float" office:value="98.48" calcext:value-type="float">
            <text:p>98,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7T15:31:36.598828661</meta:creation-date>
    <dc:date>2025-11-27T15:38:51.932885579</dc:date>
    <meta:editing-duration>PT7M15S</meta:editing-duration>
    <meta:editing-cycles>1</meta:editing-cycles>
    <meta:document-statistic meta:table-count="1" meta:cell-count="30" meta:object-count="0"/>
    <meta:generator>LibreOffice/7.3.7.2$Linux_X86_64 LibreOffice_project/30$Build-2</meta:generator>
  </office:meta>
</office:document-meta>
</file>